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style:font-name="Courier New" fo:font-size="10pt" fo:language="en" fo:country="US" style:font-name-asian="Times New Roman" style:font-size-asian="10pt" style:language-asian="es" style:country-asian="ES" style:font-name-complex="Courier New1" style:font-size-complex="10pt"/>
    </style:style>
    <style:style style:name="P3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3fd97"/>
    </style:style>
    <style:style style:name="T4" style:family="text">
      <style:text-properties style:font-name="Courier New" fo:font-size="10pt" fo:language="en" fo:country="US" style:font-name-asian="Times New Roman" style:font-size-asian="10pt" style:language-asian="es" style:country-asian="ES" style:font-name-complex="Courier New1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Hw 2-1</text:span></text:p>
      <text:p text:style-name="Standard"><text:span text:style-name="T1">db.grades.find({type:"exam",score:{$gte:65}}).sort({'score':1}).pretty()</text:span></text:p>
      <text:p text:style-name="Standard"><text:span text:style-name="T1">db.grades.find({type:"exam",score:{$gte:65}}).sort({'score':1})</text:span></text:p>
      <text:p text:style-name="P1"/>
      <text:p text:style-name="P1"/>
      <text:p text:style-name="Standard"><text:span text:style-name="T1">hw2-2</text:span></text:p>
      <text:p text:style-name="P3"><text:span text:style-name="T4">db.grades.aggregate({'$group':{'_id':'$student_id'}}).result.forEach(function(i){</text:span></text:p>
      <text:p text:style-name="P3"><text:span text:style-name="T4">var x=db.grades.find({student_id:i._id,type:'homework'}).sort({ score: 1 })[0];</text:span></text:p>
      <text:p text:style-name="P3"><text:span text:style-name="T4">db.grades.remove({ _id: x._id });}</text:span></text:p>
      <text:p text:style-name="P3"><text:span text:style-name="T4">)</text:span></text:p>
      <text:p text:style-name="P2"/>
      <text:p text:style-name="P2"/>
      <text:p text:style-name="Standard"><text:span text:style-name="T4">Hw2-3</text:span></text:p>
      <text:p text:style-name="Standard"><text:span text:style-name="T3">\</text:span><text:span text:style-name="T1">\M</text:span><text:span text:style-name="T3">101J</text:span><text:span text:style-name="T1">\Week2\hw2-3&gt;python validate.py</text:span></text:p>
      <text:p text:style-name="Standard"><text:span text:style-name="T1">Trying to create a test user <text:s/>vNLiLQE</text:span></text:p>
      <text:p text:style-name="Standard"><text:span text:style-name="T1">Found the test user <text:s/>vNLiLQE <text:s/>in the users collection</text:span></text:p>
      <text:p text:style-name="Standard"><text:span text:style-name="T1">User creation successful.</text:span></text:p>
      <text:p text:style-name="Standard"><text:span text:style-name="T1">Trying to login for test user <text:s/>vNLiLQE</text:span></text:p>
      <text:p text:style-name="Standard"><text:span text:style-name="T1">User login successful.</text:span></text:p>
      <text:p text:style-name="Standard"><text:span text:style-name="T1">Validation Code is <text:s/>fhj837hf9376hgf93hf832jf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nx" style:family="text" style:parent-style-name="Default_20_Paragraph_20_Font"/>
    <style:style style:name="p" style:family="text" style:parent-style-name="Default_20_Paragraph_20_Font"/>
    <style:style style:name="s1" style:family="text" style:parent-style-name="Default_20_Paragraph_20_Font"/>
    <style:style style:name="o" style:family="text" style:parent-style-name="Default_20_Paragraph_20_Font"/>
    <style:style style:name="kd" style:family="text" style:parent-style-name="Default_20_Paragraph_20_Font"/>
    <style:style style:name="mi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avarro</meta:initial-creator>
    <meta:editing-cycles>4</meta:editing-cycles>
    <meta:creation-date>2014-03-01T19:08:00</meta:creation-date>
    <dc:date>2017-01-16T09:18:26.995000000</dc:date>
    <meta:editing-duration>PT46S</meta:editing-duration>
    <meta:generator>LibreOffice/4.2.1.1$Windows_x86 LibreOffice_project/d7dbbd7842e6a58b0f521599204e827654e1fb8b</meta:generator>
    <meta:document-statistic meta:table-count="0" meta:image-count="0" meta:object-count="0" meta:page-count="1" meta:paragraph-count="16" meta:word-count="52" meta:character-count="604" meta:non-whitespace-character-count="563"/>
    <meta:user-defined meta:name="AppVersion">12.0000</meta:user-defined>
    <meta:user-defined meta:name="Company">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